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9f7f5" officeooo:paragraph-rsid="0019f7f5"/>
    </style:style>
    <style:style style:name="P2" style:family="paragraph" style:parent-style-name="Standard">
      <style:text-properties officeooo:rsid="001d730d" officeooo:paragraph-rsid="001d730d"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{d.firstname} {d.lastname} !</text:p>
      <text:p text:style-name="P2">{d.testText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4-15T09:59:06.272000000</dc:date>
    <meta:editing-duration>PT1M18S</meta:editing-duration>
    <meta:editing-cycles>3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2" meta:word-count="5" meta:character-count="46" meta:non-whitespace-character-count="43"/>
  </office:meta>
</office:document-meta>
</file>